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P3" style:family="paragraph" style:parent-style-name="Preformatted_20_Text">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ntdb</text:p>
      <text:p text:style-name="Subtitle"><text:span text:style-name="T1">Author</text:span>: Tommi Mäkitalo</text:p>
      <text:p text:style-name="Text_20_body"/>
      <text:p text:style-name="Text_20_body"/>
      <text:table-of-content text:style-name="Sect1" text:protected="true" text:name="Inhaltsverzeichnis1">
        <text:table-of-content-source text:outline-level="10">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Introduction<text:tab/>1</text:p>
          <text:p text:style-name="P1">Connecting<text:tab/>1</text:p>
          <text:p text:style-name="P1">Execute query<text:tab/>2</text:p>
          <text:p text:style-name="P1">Selecting data<text:tab/>2</text:p>
          <text:p text:style-name="P1">Prepared statements<text:tab/>3</text:p>
          <text:p text:style-name="P1">Working with cursors<text:tab/>4</text:p>
          <text:p text:style-name="P1">Transactions<text:tab/>4</text:p>
          <text:p text:style-name="P1">Connectionpool<text:tab/>5</text:p>
          <text:p text:style-name="P1">Statementcache<text:tab/>5</text:p>
        </text:index-body>
      </text:table-of-content>
      <text:p text:style-name="Text_20_body"/>
      <text:h text:style-name="Heading_20_1" text:outline-level="1">Introduction</text:h>
      <text:p text:style-name="Text_20_body">Tntdb is a library for simple databaseaccess. There are 2 layers for access – a databaseindipendent layer and a databasedriver.</text:p>
      <text:p text:style-name="Text_20_body">The databaseindipendent layer offers easy to use methods for working with the database and also greatly simplifies resource-management. The classes hold reference-counted pointers to the actual implementation. They are copyable and assignable. The user can use the classes just like simple values. The resources they reference are freed, when the last reference is deleted. This happens normally just by leaving the scope. There is normally no reason to instantiate them dynamically on the heap.</text:p>
      <text:p text:style-name="Text_20_body">The driver-layer contains the actual implementation, which does the work. These classes are database-dependent. The user normally doesn't need to deal with this.</text:p>
      <text:h text:style-name="Heading_20_1" text:outline-level="1">Connecting</text:h>
      <text:p text:style-name="Text_20_body">A connection is represented by the class tntdb::Connection. Tntdb offers a simple function, which connects to the database: tntdb::connect. This expects a parameter of type <text:span text:style-name="T2">std::string</text:span>, which is the database-url. The database-url consists of the drivername and a databasedependent part divided by a colon.</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ntdb::Connection conn = tntdb::connect(„sqlite:mydb.db“);</text:p>
      <text:p text:style-name="Preformatted_20_Text">}</text:p>
      <text:p text:style-name="Preformatted_20_Text"/>
      <text:p text:style-name="Text_20_body"/>
      <text:p text:style-name="Text_20_body">The example above loads the sqlite-driver-library and opens a connection to the databasefile „mydb.db“. At the end of the program the class <text:span text:style-name="T2">tntdb::Connection </text:span>goes out of scope, which closes the connection automatically.</text:p>
      <text:p text:style-name="Text_20_body">When the database could not be opened a exception is thrown. In the above example it is unhandled, which makes the program to abort. This is not so nice, so we add exceptionhandling in the second 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
      <text:p text:style-name="Text_20_body">This is a complete example, which just checks, if the database is accessible.</text:p>
      <text:h text:style-name="Heading_20_1" text:outline-level="1">Execute query</text:h>
      <text:p text:style-name="Text_20_body">To execute a query without selecting data <text:span text:style-name="T2">tntdb::Connection </text:span>has a method execute. It expects a <text:span text:style-name="T2">std::string </text:span>with a sql-statement, which does not return data. It returns the number of affected rows.</text:p>
      <text:p text:style-name="Text_20_body">Example:</text:p>
      <text:p text:style-name="Preformatted_20_Text">#include &lt;tntdb/connection.h&gt;</text:p>
      <text:p text:style-name="Preformatted_20_Text">#include &lt;tntdb/connect.h&gt;</text:p>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tntdb::Connection conn = tntdb::connect(„postgresql:dbname=db“);</text:p>
      <text:p text:style-name="Preformatted_20_Text"><text:s text:c="4"/>conn.execute(</text:p>
      <text:p text:style-name="Preformatted_20_Text"><text:s text:c="6"/>„create table t1(col1 int not null primary key,“</text:p>
      <text:p text:style-name="Preformatted_20_Text"><text:s text:c="6"/>„ <text:s text:c="15"/>col2 int not null)“);</text:p>
      <text:p text:style-name="Preformatted_20_Text"><text:s text:c="4"/>conn.execute(„insert into t1 values(1, 5)“);</text:p>
      <text:p text:style-name="Preformatted_20_Text"><text:s text:c="4"/>unsigned n = conn.execute(„update t1 set col1 = col1 + 1“);</text:p>
      <text:p text:style-name="Preformatted_20_Text"><text:s text:c="4"/>std::cout &lt;&lt; n &lt;&lt; „ rows updated“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1" text:outline-level="1">Selecting data</text:h>
      <text:p text:style-name="Text_20_body">A database is not just for storing data, but it also need to return the data. Tntdb offers several ways to read the data from the database. The most general is the method <text:span text:style-name="T2">tntdb::Connection::select()</text:span>, which expects a query and returns a object of class <text:span text:style-name="T2">tntdb::Result</text:span>.</text:p>
      <text:p text:style-name="Text_20_body"><text:span text:style-name="T2">tntdb::Result</text:span> is a collection of rows. Rows are represented by the class <text:span text:style-name="T2">tntdb::Row </text:span><text:span text:style-name="T3">and these rows are also collections of type </text:span><text:span text:style-name="T2">tntdb::Value.</text:span><text:span text:style-name="T3"> Both collections (</text:span><text:span text:style-name="T2">Result</text:span><text:span text:style-name="T3"> and </text:span><text:span text:style-name="T2">Row</text:span><text:span text:style-name="T3">) can be accessed with a iterator or through a index. The </text:span><text:span text:style-name="T2">Value</text:span><text:span text:style-name="T3">-class offers methods for returning the data in different types. Tntdb does not tell, which type the column is. </text:span><text:span text:style-name="T2">Value</text:span><text:span text:style-name="T3"> just does its best to convert the data to the requested type. The User has to know, which data the column holds.</text:span></text:p>
      <text:p text:style-name="P2">Often there are statements, which return exactly one row or only a single value. For convenience <text:span text:style-name="T2">tntdb::Connection </text:span>offers the methods <text:span text:style-name="T2">selectRow</text:span> and <text:span text:style-name="T2">selectValue</text:span>. The former returns the first row of a query and the latter the first value of the first row. Both throw a exception of type <text:span text:style-name="T2">tntdb::NotFound</text:span>, if the query returns no rows at all.</text:p>
      <text:p text:style-name="P2">A <text:span text:style-name="T2">tntdb::Value </text:span>explicit get-methods and implicit converter-operators to access the value.</text:p>
      <text:p text:style-name="P2">Example:</text:p>
      <text:p text:style-name="Preformatted_20_Text">#include &lt;tntdb/result.h&gt;</text:p>
      <text:p text:style-name="Preformatted_20_Text">#include &lt;tntdb/row.h&gt;</text:p>
      <text:p text:style-name="Preformatted_20_Text">#include &lt;tntdb/value.h&gt;</text:p>
      <text:p text:style-name="Preformatted_20_Text"/>
      <text:p text:style-name="Preformatted_20_Text">void someFunc(tntdb::Connection conn)</text:p>
      <text:p text:style-name="Preformatted_20_Text">{</text:p>
      <text:p text:style-name="Preformatted_20_Text"><text:s text:c="2"/>tntdb::Result result = conn.select(„select col1, col2 from table“);</text:p>
      <text:p text:style-name="Preformatted_20_Text"><text:s text:c="2"/>for (tntdb::Result::const_iterator it = result.begin();</text:p>
      <text:p text:style-name="Preformatted_20_Text"><text:s text:c="7"/>it != result.end(); ++it)</text:p>
      <text:p text:style-name="Preformatted_20_Text"><text:s text:c="2"/>{</text:p>
      <text:p text:style-name="Preformatted_20_Text"><text:s text:c="4"/>tntdb::Row row = *it;</text:p>
      <text:p text:style-name="Preformatted_20_Text"><text:s text:c="4"/>std::cout &lt;&lt; „col1=“ &lt;&lt; row[0] &lt;&lt; „\tcol2=“ &lt;&lt; row[2]</text:p>
      <text:p text:style-name="Preformatted_20_Text"><text:s text:c="6"/>&lt;&lt; std::endl;</text:p>
      <text:p text:style-name="Preformatted_20_Text"><text:s text:c="2"/>}</text:p>
      <text:p text:style-name="Preformatted_20_Text">}</text:p>
      <text:p text:style-name="Preformatted_20_Text"/>
      <text:p text:style-name="Preformatted_20_Text">std::pair&lt;unsigned, unsigned&gt; getMinMax(tntdb::Connection conn)</text:p>
      <text:p text:style-name="Preformatted_20_Text">{</text:p>
      <text:p text:style-name="Preformatted_20_Text"><text:s text:c="2"/>tntdb::Row r = conn.selectRow(</text:p>
      <text:p text:style-name="Preformatted_20_Text"><text:s text:c="4"/>„select min(col1), max(col1) from table“);</text:p>
      <text:p text:style-name="Preformatted_20_Text"><text:s text:c="2"/>// we use implicit converters-operators here:</text:p>
      <text:p text:style-name="Preformatted_20_Text"><text:s text:c="2"/>return std::pair&lt;unsigned, unsigned&gt;(r[0], r[1]);</text:p>
      <text:p text:style-name="Preformatted_20_Text">}</text:p>
      <text:p text:style-name="Preformatted_20_Text"/>
      <text:p text:style-name="Preformatted_20_Text">void someOtherFunc(tntdb::Connection conn)</text:p>
      <text:p text:style-name="Preformatted_20_Text">{</text:p>
      <text:p text:style-name="Preformatted_20_Text"><text:s text:c="2"/>tntdb::Value v = conn.selectValue(„select count(*) from table“);</text:p>
      <text:p text:style-name="Preformatted_20_Text"><text:s text:c="2"/>std::cout &lt;&lt; „The table 'table' has „ &lt;&lt; v.getUnsigned()</text:p>
      <text:p text:style-name="Preformatted_20_Text"><text:s text:c="4"/>&lt;&lt; „ rows“ &lt;&lt; std::endl;</text:p>
      <text:p text:style-name="Preformatted_20_Text">}</text:p>
      <text:p text:style-name="P3"/>
      <text:h text:style-name="Heading_20_1" text:outline-level="1">Prepared statements</text:h>
      <text:p text:style-name="Text_20_body">Most of the time the user needs to parameterize the queries.</text:p>
      <text:p text:style-name="Text_20_body">Because the query has the type <text:span text:style-name="T2">std::string</text:span><text:span text:style-name="T3"> they can just be stringed together e.g. with </text:span><text:span text:style-name="T2">std::ostringstream</text:span><text:span text:style-name="T3">. But this is not recommended normally. The disadvantage is, that the user has to deal with special characters to avoid misinterpretation of data.</text:span></text:p>
      <text:p text:style-name="P2">Prepared statements solve this by parsing the statement and getting the parameters spearately. This also offers sometimes significant performance-advantages, because the user can execute the same statement multiple times with different parameters. The parsing can be done either at the client-side or at the serve-side. Tntdb let the driver decide, if the database can parse the query and which placeholders the database needs.</text:p>
      <text:p text:style-name="P2">To create a prepared statement <text:span text:style-name="T2">tntdb::Connection</text:span> has a method <text:span text:style-name="T2">prepare</text:span>, which takes a query as a <text:span text:style-name="T2">std::string</text:span> and returns a object of type <text:span text:style-name="T2">tntdb::Statement</text:span>. The query can contain parameters. Parameters are named tokens in the query prefixed with a colon. A token can occur multiple times in a query. The <text:span text:style-name="T2">Statement</text:span>-class has setter-methods to pass parameter-values with different types.</text:p>
      <text:p text:style-name="P4">tntdb::Statement<text:span text:style-name="T3"> offers the same methods for databaseaccess as </text:span>tntdb::Connect<text:span text:style-name="T3">: </text:span>execute<text:span text:style-name="T3">, </text:span>select<text:span text:style-name="T3">,</text:span> selectRow <text:span text:style-name="T3">and </text:span>selectValue<text:span text:style-name="T3">. They work exactly like the methods in </text:span>tntdb::Connect<text:span text:style-name="T3">.</text:span></text:p>
      <text:p text:style-name="P2">Example:</text:p>
      <text:p text:style-name="Preformatted_20_Text">#include &lt;tntdb/statement.h&gt;</text:p>
      <text:p text:style-name="Preformatted_20_Text"/>
      <text:p text:style-name="Preformatted_20_Text">void insData(tntdb::Connection conn)</text:p>
      <text:p text:style-name="Preformatted_20_Text">{</text:p>
      <text:p text:style-name="Preformatted_20_Text"><text:s text:c="2"/>tntdb::Statement st = conn.prepare(</text:p>
      <text:p text:style-name="Preformatted_20_Text"><text:s text:c="4"/>„insert into table values (:v1, :v2)“);</text:p>
      <text:p text:style-name="Preformatted_20_Text"/>
      <text:p text:style-name="Preformatted_20_Text"><text:s text:c="2"/>st.setInt(„v1“, 1) // the setters return *this, so they can be</text:p>
      <text:p text:style-name="Preformatted_20_Text"><text:s text:c="21"/>// chained easily</text:p>
      <text:p text:style-name="Preformatted_20_Text"><text:s text:c="4"/>.setString(„v2“, „hi“)</text:p>
      <text:p text:style-name="Preformatted_20_Text"><text:s text:c="4"/>.execute();</text:p>
      <text:p text:style-name="Preformatted_20_Text"/>
      <text:p text:style-name="Preformatted_20_Text"><text:s text:c="2"/>st.setInt(„v1“, 2)</text:p>
      <text:p text:style-name="Preformatted_20_Text"><text:s text:c="4"/>.setString(„v2“, „world“)</text:p>
      <text:p text:style-name="Preformatted_20_Text"><text:s text:c="4"/>.execute();</text:p>
      <text:p text:style-name="P3">}</text:p>
      <text:p text:style-name="P3"/>
      <text:h text:style-name="Heading_20_1" text:outline-level="1">Working with cursors</text:h>
      <text:p text:style-name="P2">Connections and prepared statements offer the method <text:span text:style-name="T2">select()</text:span>, which fetches the result and offers random-access to the data. Databases has often more data, than would fit into the memory of the program. To deal with this, the innovators of databases has created cursors. They are like pointers to a window in a resultset, but without holding (and transferring) all data in memory. Tntdb offers this functionality with <text:span text:style-name="T2">const_iterators </text:span>in prepared statements. The class <text:span text:style-name="T2">std::Statement::const_iterator </text:span>represents a database-cursor. It is a forward-only-iterator, which returns objects of type <text:span text:style-name="T2">tntdb::Row</text:span>, when dereferenced.</text:p>
      <text:p text:style-name="P2">The <text:span text:style-name="T2">begin</text:span>-method of <text:span text:style-name="T2">tntdb::Statement</text:span> starts a new iteration of a cursor.</text:p>
      <text:p text:style-name="P2">Example</text:p>
      <text:p text:style-name="Preformatted_20_Text">#include &lt;tntdb/statement.h&gt;</text:p>
      <text:p text:style-name="Preformatted_20_Text"/>
      <text:p text:style-name="Preformatted_20_Text">void printData(tntdb::Connection conn)</text:p>
      <text:p text:style-name="Preformatted_20_Text">{</text:p>
      <text:p text:style-name="Preformatted_20_Text"><text:s text:c="2"/>tntdb::Statement st = conn.prepare(„select col1, col2 from table“);</text:p>
      <text:p text:style-name="Preformatted_20_Text"><text:s text:c="2"/>for (tntdb::Statement::const_iterator cur = st.begin();</text:p>
      <text:p text:style-name="Preformatted_20_Text"><text:s text:c="7"/>cur != st.end(); ++cur)</text:p>
      <text:p text:style-name="Preformatted_20_Text"><text:s text:c="2"/>{</text:p>
      <text:p text:style-name="Preformatted_20_Text"><text:s text:c="4"/>tntdb::Row row = *cur;</text:p>
      <text:p text:style-name="Preformatted_20_Text"><text:s text:c="4"/>std::cout &lt;&lt; „col1=“ &lt;&lt; row[0].getString() &lt;&lt; „ col2=</text:p>
      <text:p text:style-name="Preformatted_20_Text"><text:s text:c="14"/>&lt;&lt; row[1].getString() &lt;&lt; std::endl;</text:p>
      <text:p text:style-name="Preformatted_20_Text"><text:s text:c="2"/>}</text:p>
      <text:p text:style-name="Preformatted_20_Text">}</text:p>
      <text:p text:style-name="P3"/>
      <text:p text:style-name="Text_20_body"/>
      <text:p text:style-name="Text_20_body">In the above example the memory-consumtion is low even when the table has millions of rows. When the data would have been fetched with a <text:span text:style-name="T2">tntdb::Result</text:span><text:span text:style-name="T3"> all rows has to fit into the main-memory.</text:span></text:p>
      <text:p text:style-name="P2">In contrast to many databases Tntdb allows multiple concurrent iterations for a statement. This is done by allocating a second cursor, when needed. Normally the cursor-handle is reused, when a Statement is iterated multiple times.</text:p>
      <text:p text:style-name="P2">The <text:span text:style-name="T2">begin</text:span>-method of <text:span text:style-name="T2">tntdb::Statement </text:span>has a optional parameter <text:span text:style-name="T2">fetchsize </text:span>of type <text:span text:style-name="T2">unsigned</text:span>, which is passed to the implementation. The implementation may use it as a hint, how many rows it should fetch at once. The default value is 100.</text:p>
      <text:h text:style-name="Heading_20_1" text:outline-level="1">Transactions</text:h>
      <text:p text:style-name="Text_20_body">A database wouldn't be a database, if it does not offer transactions. <text:span text:style-name="T2">tntdb::Connection</text:span><text:span text:style-name="T3"> has 3 methods to deal with it: </text:span><text:span text:style-name="T2">beginTransaction</text:span><text:span text:style-name="T3">, </text:span><text:span text:style-name="T2">commitTransaction</text:span><text:span text:style-name="T3"> and </text:span><text:span text:style-name="T2">rollbackTransaction</text:span><text:span text:style-name="T3">. But this is not the recommended way to deal with it. Tntdb has more to offer: </text:span><text:span text:style-name="T2">tntdb::Transaction</text:span><text:span text:style-name="T3">. This class monitors the state of a transaction and closes the transaction automatically, when needed. This offers </text:span>exception<text:span text:style-name="T3">-safety without the danger of open transactions.</text:span></text:p>
      <text:p text:style-name="P4">tntdb::Transaction<text:span text:style-name="T3"> are instantiated (just like all tntdb-user-classes) as local variables. The constructor starts a transaction and the destructor rolls the transaction back, if the transaction is not explicitely committed. This guarantees, that the transaction is never left open (except when the rollback fails, but this normally happens only, when the connection is broken anyway and there is no way to do any harm to the database any more).</text:span></text:p>
      <text:p text:style-name="P2">Example:</text:p>
      <text:p text:style-name="Preformatted_20_Text">#include &lt;tntdb/transaction.h&gt;</text:p>
      <text:p text:style-name="Preformatted_20_Text"/>
      <text:p text:style-name="Preformatted_20_Text">void doSomeModifications(tntdb::Connection conn)</text:p>
      <text:p text:style-name="Preformatted_20_Text">{</text:p>
      <text:p text:style-name="Preformatted_20_Text"><text:s text:c="2"/>tntdb::Transaction trans(conn);</text:p>
      <text:p text:style-name="Preformatted_20_Text"><text:s text:c="2"/>// do some modifications in the database here:</text:p>
      <text:p text:style-name="Preformatted_20_Text"><text:s text:c="2"/>conn.execute(...);</text:p>
      <text:p text:style-name="Preformatted_20_Text"><text:s text:c="2"/>conn.prepare(„...“).setString(„col1“, value).execute();</text:p>
      <text:p text:style-name="Preformatted_20_Text"><text:s text:c="2"/>trans.commit();</text:p>
      <text:p text:style-name="Preformatted_20_Text"/>
      <text:p text:style-name="Preformatted_20_Text">} // no explicit rollback is needed. In case of an exception, the</text:p>
      <text:p text:style-name="Preformatted_20_Text"><text:s text:c="2"/>// transaction is rolled back automatically here</text:p>
      <text:p text:style-name="Preformatted_20_Text"/>
      <text:h text:style-name="Heading_20_1" text:outline-level="1">Connectionpool</text:h>
      <text:p text:style-name="Text_20_body">In a long-running program it is often desirable not to connect and disconnect for every access. One solution is to keep a connection open somewhere and use is as needed. In a multi threaded application the user has to make sure, that there is only one thread at a time accessing the database through a single connection.</text:p>
      <text:p text:style-name="Text_20_body">To solve this, Tntdb offerers a automatic connectionpool. When the call to <text:span text:style-name="T2">tntdb::connect </text:span><text:span text:style-name="T3">is replaced </text:span>with <text:span text:style-name="T2">tntdb::connectCached</text:span><text:span text:style-name="T3"> a special connection is returned. This connection works just like the normal connection (it is the same class), but when destroyed, it does not close the connection, but puts the connection to a free pool. When </text:span><text:span text:style-name="T2">tntdb::connectCached</text:span><text:span text:style-name="T3"> is called again with the same parameter, the connection is reused. When the old connection is still in use, </text:span><text:span text:style-name="T2">connectCached</text:span><text:span text:style-name="T3"> just creates a new one.</text:span></text:p>
      <text:p text:style-name="P2">Example:</text:p>
      <text:p text:style-name="Preformatted_20_Text">std::string url = „mysql:db=mydb;host=192.168.0.1“;</text:p>
      <text:p text:style-name="Preformatted_20_Text">tntdb::Connection conn;</text:p>
      <text:p text:style-name="Preformatted_20_Text">conn = tntdb::connectCached(url); <text:s/>// connects to the db</text:p>
      <text:p text:style-name="Preformatted_20_Text">conn = tntdb::Connection(); <text:s text:c="2"/>// puts the connection back to the pool</text:p>
      <text:p text:style-name="Preformatted_20_Text">conn = tntdb::connectCached(url); <text:s/>// fetches the same connection</text:p>
      <text:p text:style-name="P3"><text:s text:c="22"/>// (if not already fetched by another thread)</text:p>
      <text:p text:style-name="P3">tntdb::dropCached(); <text:s/>// closes all free connections, but not ours,</text:p>
      <text:p text:style-name="P3"><text:s text:c="2"/>// because it is hold by 'conn'</text:p>
      <text:p text:style-name="P3">conn = tntdb::Connection();</text:p>
      <text:p text:style-name="P3">tntdb::dropCached(); <text:s/>// closes the connection, because we released it</text:p>
      <text:h text:style-name="Heading_20_1" text:outline-level="1">Statementcache</text:h>
      <text:p text:style-name="Text_20_body">As told previously statement-reuse improves performance quite heavily. It is advisable to try to use prepared statements where possible. In the case of a connectionpool it is quite difficult to maintain prepared statements, because they are specific to the connection.</text:p>
      <text:p text:style-name="Text_20_body">Tntdb helps here by putting a statementcache into the connection-class. When calls to <text:span text:style-name="T2">tntdb::Connection::prepare</text:span><text:span text:style-name="T3"> is replaced with </text:span><text:span text:style-name="T2">tntdb::Connection::prepareCached</text:span><text:span text:style-name="T3">, tntdb looks into the connection, if the same statement is already prepared earlier and returns this when needed and calls </text:span><text:span text:style-name="T2">prepare</text:span><text:span text:style-name="T3"> and fills the statement-cache with this new statement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Albany AMT2" svg:font-family="'Albany AMT'" style:font-pitch="variable"/>
    <style:font-face style:name="Albany AMT1" svg:font-family="'Albany AMT'" style:font-adornments="Fet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font-name-asian="Albany AMT2" style:font-size-asian="12pt" style:language-asian="none" style:country-asian="none" style:font-name-complex="Albany AMT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2" style:font-size-asian="14pt" style:font-name-complex="Albany AMT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lbany AMT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Beispiel" style:class="html">
      <style:paragraph-properties fo:margin-top="0cm" fo:margin-bottom="0cm"/>
      <style:text-properties style:font-name="Courier New" fo:font-size="10pt" style:font-name-asian="Courier New" style:font-size-asian="10pt" style:font-name-complex="Courier New" style:font-size-complex="10pt"/>
    </style:style>
    <style:style style:name="Beispiel" style:family="paragraph" style:parent-style-name="Text_20_body" style:class="text">
      <style:paragraph-properties fo:margin-left="1cm" fo:margin-right="1cm" fo:text-indent="0cm" style:auto-text-indent="false" fo:background-color="#ffff99">
        <style:tab-stops/>
        <style:background-image/>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Tommi Mäkitalo</meta:initial-creator>
    <meta:creation-date>2006-01-23T21:37:53</meta:creation-date>
    <dc:creator>Tommi Mäkitalo</dc:creator>
    <dc:date>2006-10-21T11:05:48</dc:date>
    <dc:language>en-US</dc:language>
    <meta:editing-cycles>8</meta:editing-cycles>
    <meta:editing-duration>PT1H48M5S</meta:editing-duration>
    <meta:user-defined meta:name="Info 1"/>
    <meta:user-defined meta:name="Info 2"/>
    <meta:user-defined meta:name="Info 3"/>
    <meta:user-defined meta:name="Info 4"/>
    <meta:document-statistic meta:table-count="0" meta:image-count="0" meta:object-count="0" meta:page-count="6" meta:paragraph-count="165" meta:word-count="1769" meta:character-count="11627"/>
  </office:meta>
</office:document-meta>
</file>